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/>
    </style:style>
    <style:style style:name="P2" style:family="paragraph" style:parent-style-name="Footer">
      <style:paragraph-properties fo:text-align="center" style:justify-single-word="false"/>
      <style:text-properties fo:color="#808080" fo:font-size="10pt" style:font-size-asian="10pt" style:font-size-complex="10pt"/>
    </style:style>
    <style:style style:name="P3" style:family="paragraph" style:parent-style-name="CV_20_Default">
      <style:text-properties style:font-name="Times New Roman"/>
    </style:style>
    <style:style style:name="P4" style:family="paragraph" style:parent-style-name="CV_20_Default">
      <style:paragraph-properties fo:keep-together="always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CV_20_Default">
      <style:paragraph-properties fo:keep-together="always"/>
      <style:text-properties style:font-name="Times New Roman" fo:font-size="10pt" fo:font-weight="bold" style:font-size-asian="10pt" style:font-weight-asian="bold" style:font-size-complex="10pt"/>
    </style:style>
    <style:style style:name="P6" style:family="paragraph" style:parent-style-name="CV_20_Default">
      <style:paragraph-properties fo:keep-together="always"/>
      <style:text-properties style:font-name="Times New Roman" fo:font-size="10pt" style:font-size-asian="10pt" style:font-size-complex="10pt"/>
    </style:style>
    <style:style style:name="P7" style:family="paragraph" style:parent-style-name="CV_20_Default">
      <style:paragraph-properties fo:keep-together="always"/>
      <style:text-properties style:font-name="Times New Roman" fo:font-size="10pt" fo:language="en" fo:country="US" fo:font-weight="bold" style:font-size-asian="10pt" style:font-weight-asian="bold" style:font-size-complex="10pt"/>
    </style:style>
    <style:style style:name="P8" style:family="paragraph" style:parent-style-name="CV_20_Default">
      <style:text-properties style:font-name="Times New Roman" officeooo:paragraph-rsid="0028f3aa"/>
    </style:style>
    <style:style style:name="P9" style:family="paragraph" style:parent-style-name="CV_20_Default">
      <style:text-properties style:text-position="-4% 100%" style:font-name="Times New Roman"/>
    </style:style>
    <style:style style:name="P10" style:family="paragraph" style:parent-style-name="CV_20_Default">
      <style:text-properties officeooo:paragraph-rsid="00252bef"/>
    </style:style>
    <style:style style:name="P11" style:family="paragraph" style:parent-style-name="CV_20_Default">
      <style:text-properties officeooo:paragraph-rsid="0028f3aa"/>
    </style:style>
    <style:style style:name="P12" style:family="paragraph" style:parent-style-name="CV_20_Default">
      <style:paragraph-properties fo:margin-left="2.54cm" fo:margin-right="0cm" fo:text-indent="-2.54cm" style:auto-text-indent="false">
        <style:tab-stops/>
      </style:paragraph-properties>
      <style:text-properties style:font-name="Times New Roman"/>
    </style:style>
    <style:style style:name="P13" style:family="paragraph" style:parent-style-name="CV_20_Default">
      <style:paragraph-properties fo:margin-left="2.54cm" fo:margin-right="0cm" fo:text-indent="-2.54cm" style:auto-text-indent="false">
        <style:tab-stops/>
      </style:paragraph-properties>
    </style:style>
    <style:style style:name="P14" style:family="paragraph" style:parent-style-name="CV_20_Indented">
      <style:text-properties style:font-name="Times New Roman"/>
    </style:style>
    <style:style style:name="P15" style:family="paragraph" style:parent-style-name="CV_20_Heading_20_1">
      <style:text-properties style:font-name="Times New Roman"/>
    </style:style>
    <style:style style:name="P16" style:family="paragraph" style:parent-style-name="CV_20_Heading_20_1">
      <style:paragraph-properties fo:keep-together="always"/>
      <style:text-properties style:font-name="Times New Roman"/>
    </style:style>
    <style:style style:name="P17" style:family="paragraph" style:parent-style-name="CV_20_Title">
      <style:paragraph-properties fo:background-color="transparent" style:shadow="none">
        <style:background-image/>
      </style:paragraph-properties>
    </style:style>
    <style:style style:name="P18" style:family="paragraph" style:parent-style-name="CV_20_Title">
      <style:paragraph-properties fo:background-color="transparent" style:shadow="none">
        <style:background-image/>
      </style:paragraph-properties>
      <style:text-properties style:font-name="Arial"/>
    </style:style>
    <style:style style:name="P19" style:family="paragraph" style:parent-style-name="CV_20_Default">
      <style:paragraph-properties fo:margin-left="0.635cm" fo:margin-right="0cm" fo:keep-together="always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left="0.635cm" fo:margin-right="0cm" fo:keep-together="always" fo:orphans="0" fo:widows="0" fo:text-indent="-0.635cm" style:auto-text-indent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.635cm" fo:margin-right="0cm" fo:keep-together="always" fo:orphans="0" fo:widows="0" fo:text-indent="-0.635cm" style:auto-text-indent="false" style:text-autospace="none">
        <style:tab-stops/>
      </style:paragraph-properties>
      <style:text-properties style:font-name="Times New Roman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35cm" fo:margin-right="0cm" fo:keep-together="always" fo:orphans="0" fo:widows="0" fo:text-indent="-0.635cm" style:auto-text-indent="false" style:text-autospace="non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 style:master-page-name="">
      <style:paragraph-properties fo:margin-left="0.635cm" fo:margin-right="0cm" fo:keep-together="always" fo:orphans="0" fo:widows="0" fo:text-indent="-0.635cm" style:auto-text-indent="false" style:page-number="auto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keep-together="always" fo:orphans="0" fo:widows="0" style:text-autospace="none"/>
      <style:text-properties style:font-name="Times New Roman" fo:font-size="10pt" fo:language="en" fo:country="US" fo:font-weight="bold" style:font-size-asian="10pt" style:font-weight-asian="bold" style:font-size-complex="10pt"/>
    </style:style>
    <style:style style:name="P25" style:family="paragraph" style:parent-style-name="Standard">
      <style:paragraph-properties fo:keep-together="always" fo:orphans="0" fo:widows="0" style:text-autospace="none"/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CV_20_Heading_20_1" style:master-page-name="">
      <style:paragraph-properties fo:keep-together="always" style:page-number="auto" fo:break-before="page"/>
    </style:style>
    <style:style style:name="P27" style:family="paragraph" style:parent-style-name="CV_20_Default">
      <style:text-properties style:font-name="Times New Roman" officeooo:paragraph-rsid="002a7115"/>
    </style:style>
    <style:style style:name="P28" style:family="paragraph" style:parent-style-name="CV_20_Indented" style:list-style-name="L1">
      <style:text-properties style:font-name="Times New Roman"/>
    </style:style>
    <style:style style:name="P29" style:family="paragraph" style:parent-style-name="CV_20_Indented" style:list-style-name="L1">
      <style:text-properties style:font-name="Times New Roman" officeooo:rsid="001a7153" officeooo:paragraph-rsid="001a7153"/>
    </style:style>
    <style:style style:name="P30" style:family="paragraph" style:parent-style-name="CV_20_Indented" style:list-style-name="L2">
      <style:text-properties style:font-name="Times New Roman"/>
    </style:style>
    <style:style style:name="P31" style:family="paragraph" style:parent-style-name="CV_20_Indented" style:list-style-name="L3">
      <style:text-properties style:font-name="Times New Roman"/>
    </style:style>
    <style:style style:name="P32" style:family="paragraph" style:parent-style-name="CV_20_Indented" style:list-style-name="L4">
      <style:text-properties style:font-name="Times New Roman"/>
    </style:style>
    <style:style style:name="P33" style:family="paragraph" style:parent-style-name="CV_20_Indented" style:list-style-name="L5">
      <style:text-properties style:font-name="Times New Roman"/>
    </style:style>
    <style:style style:name="P34" style:family="paragraph" style:parent-style-name="CV_20_Indented" style:list-style-name="L6">
      <style:text-properties style:font-name="Times New Roman"/>
    </style:style>
    <style:style style:name="P35" style:family="paragraph" style:parent-style-name="CV_20_Title" style:master-page-name="Standard">
      <style:paragraph-properties style:page-number="1" fo:background-color="transparent" style:shadow="none">
        <style:background-image/>
      </style:paragraph-properties>
      <style:text-properties style:font-name="Times"/>
    </style:style>
    <style:style style:name="P36" style:family="paragraph" style:parent-style-name="CV_20_Title">
      <style:paragraph-properties fo:background-color="transparent" style:shadow="none">
        <style:background-image/>
      </style:paragraph-properties>
      <style:text-properties officeooo:paragraph-rsid="002a1222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text-position="-4% 100%"/>
    </style:style>
    <style:style style:name="T3" style:family="text">
      <style:text-properties style:text-position="-4% 100%" fo:font-weight="bold" style:font-weight-asian="bold"/>
    </style:style>
    <style:style style:name="T4" style:family="text">
      <style:text-properties style:text-position="-4% 100%" style:font-name="Times New Roman"/>
    </style:style>
    <style:style style:name="T5" style:family="text">
      <style:text-properties style:text-position="-4% 100%" style:font-name="Times New Roman" fo:font-weight="bold" style:font-weight-asian="bold"/>
    </style:style>
    <style:style style:name="T6" style:family="text">
      <style:text-properties style:text-position="-4% 100%" officeooo:rsid="000e8aae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a80a" style:font-weight-asian="bold"/>
    </style:style>
    <style:style style:name="T11" style:family="text">
      <style:text-properties fo:font-weight="bold" officeooo:rsid="0013ebf1" style:font-weight-asian="bold"/>
    </style:style>
    <style:style style:name="T12" style:family="text">
      <style:text-properties fo:font-weight="bold" officeooo:rsid="0015b4f5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a7115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weight-complex="normal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fo:font-style="italic" fo:font-weight="bold" style:font-style-asian="italic" style:font-weight-asian="bold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style:font-name="Times New Roman" fo:font-size="10pt" fo:font-weight="bold" style:font-size-asian="10pt" style:font-weight-asian="bold" style:font-size-complex="10pt"/>
    </style:style>
    <style:style style:name="T30" style:family="text">
      <style:text-properties style:font-name="Times New Roman" fo:font-style="italic" style:font-style-asian="italic" style:font-style-complex="italic"/>
    </style:style>
    <style:style style:name="T31" style:family="text">
      <style:text-properties style:font-name="Times New Roman" officeooo:rsid="002456cb"/>
    </style:style>
    <style:style style:name="T32" style:family="text">
      <style:text-properties style:font-name="Times New Roman" officeooo:rsid="0027136d"/>
    </style:style>
    <style:style style:name="T33" style:family="text">
      <style:text-properties style:font-name="Times New Roman" officeooo:rsid="00252bef"/>
    </style:style>
    <style:style style:name="T34" style:family="text">
      <style:text-properties fo:color="#ffffcc" fo:font-size="16pt" fo:font-weight="bold" style:font-size-asian="16pt" style:font-weight-asian="bold"/>
    </style:style>
    <style:style style:name="T35" style:family="text">
      <style:text-properties officeooo:rsid="000ea2e0"/>
    </style:style>
    <style:style style:name="T36" style:family="text">
      <style:text-properties officeooo:rsid="00103b72"/>
    </style:style>
    <style:style style:name="T37" style:family="text">
      <style:text-properties officeooo:rsid="0010e996"/>
    </style:style>
    <style:style style:name="T38" style:family="text">
      <style:text-properties officeooo:rsid="00125d6d"/>
    </style:style>
    <style:style style:name="T39" style:family="text">
      <style:text-properties officeooo:rsid="00179697"/>
    </style:style>
    <style:style style:name="T40" style:family="text">
      <style:text-properties officeooo:rsid="00187d5f"/>
    </style:style>
    <style:style style:name="T41" style:family="text">
      <style:text-properties officeooo:rsid="001cd4db"/>
    </style:style>
    <style:style style:name="T42" style:family="text">
      <style:text-properties officeooo:rsid="001e39c0"/>
    </style:style>
    <style:style style:name="T43" style:family="text">
      <style:text-properties officeooo:rsid="001ed4dd"/>
    </style:style>
    <style:style style:name="T44" style:family="text">
      <style:text-properties officeooo:rsid="002a1222"/>
    </style:style>
    <style:style style:name="T45" style:family="text">
      <style:text-properties officeooo:rsid="002a7115"/>
    </style:style>
    <style:style style:name="Sect1" style:family="section">
      <style:section-properties fo:background-color="#94bd5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er">
        <text:p text:style-name="P35"/>
        <text:p text:style-name="P18">First<text:span text:style-name="T1"> </text:span>Name: <text:span text:style-name="T34">Quang Hien</text:span>; Last Name: <text:span text:style-name="T34">LE</text:span></text:p>
        <text:p text:style-name="P17">5, rue Grégoire de Tours, 63000 Clermont-Ferrand, France</text:p>
        <text:p text:style-name="P17">Mobile: +33.611.745.912 <text:s/>| <text:s/>Home: +33.953.598.336 <text:span text:style-name="T35">| Work: +33.637.466.426</text:span></text:p>
        <text:p text:style-name="P36">hien@wetbench.eu <text:s/>| <text:s/>www.wetbench.eu/cv <text:span text:style-name="T44">| http://fr.linkedin.com/in/qhienle</text:span></text:p>
        <text:p text:style-name="P17"/>
      </text:section>
      <text:p text:style-name="CV_20_Default"/>
      <text:p text:style-name="CV_20_Heading_20_1">Profile</text:p>
      <text:p text:style-name="CV_20_Default">Self-motivated computer biologist and molecular geneticist, with research experience in genomics, molecular genetics and bioinformatics. Able to communicate, work <text:span text:style-name="T41">with multi-disciplinary</text:span> team<text:span text:style-name="T41">s</text:span>, and can take initiatives in carrying out projects. Dynamic and enthusiast, likes new challenges.</text:p>
      <text:p text:style-name="CV_20_Default"><text:span text:style-name="T5">Personal information: </text:span><text:span text:style-name="T4">Born in 1972; Canadian citizen; Full driving licence.</text:span></text:p>
      <text:p text:style-name="P9"/>
      <text:p text:style-name="CV_20_Heading_20_1">Technical Skills</text:p>
      <text:p text:style-name="P12"><text:span text:style-name="T8">Computer:</text:span><text:span text:style-name="T3"><text:tab/></text:span><text:span text:style-name="T2">Perl, </text:span><text:span text:style-name="T6">Python, </text:span><text:span text:style-name="T2">bash, UNIX, Ruby, SQL, (X)HTML/CSS, JavaScript; Sequence analysis, data mining and biological databases.</text:span></text:p>
      <text:p text:style-name="P12"><text:span text:style-name="T8">Biology:</text:span><text:tab/>DNA sequencing, purification and analyses of DNA, RNA and proteins, molecular cloning, genetic transformation, cDNA libraries, PCR-based techniques (RT-PCR, RACE, AFLP, Transposon Display), map-based cloning; ELISA; Microbiology, plant tissue culture, protoplast isolation.</text:p>
      <text:p text:style-name="P12"><text:span text:style-name="T3">Languages:</text:span><text:span text:style-name="T2"><text:tab/>French, English and Vietnamese (spoken and written).</text:span></text:p>
      <text:p text:style-name="P13"/>
      <text:p text:style-name="CV_20_Heading_20_1">Research and Teaching Experience</text:p>
      <text:p text:style-name="P3">Detailed project descriptions at http://www.wetbench.eu/cv/</text:p>
      <text:p text:style-name="P3">(2008-...) <text:tab/><text:span text:style-name="T8">Bioanalys</text:span><text:span text:style-name="T10">is and bioinformatics</text:span><text:span text:style-name="T8">, Vilmorin &amp; Cie. </text:span><text:span text:style-name="T11">(Limagrain </text:span><text:span text:style-name="T12">Group</text:span><text:span text:style-name="T11">)</text:span></text:p>
      <text:p text:style-name="P14"><text:span text:style-name="T36">Centre de Recherches Limagrain,</text:span> CS 90126 - 63720 Chappes, France.</text:p>
      <text:list xml:id="list4036928997683806606" text:style-name="L1">
        <text:list-item>
          <text:p text:style-name="P28"><text:span text:style-name="T39">Lead genotyping and NGS projects for various trait-gene discovery</text:span>.</text:p>
        </text:list-item>
        <text:list-item>
          <text:p text:style-name="P28">Provide scientific, technical and strategic advice<text:span text:style-name="T40">s</text:span>.</text:p>
        </text:list-item>
        <text:list-item>
          <text:p text:style-name="P28"><text:span text:style-name="T38">Deploy, develop</text:span> and maintain <text:span text:style-name="T37">a computing platform for bioanalysis</text:span>.</text:p>
        </text:list-item>
        <text:list-item>
          <text:p text:style-name="P29">Manage a bioinformatics and bioanalysis team.</text:p>
        </text:list-item>
      </text:list>
      <text:p text:style-name="P3">(2006-2008) <text:tab/><text:span text:style-name="T8">Research Engineer, CNRS</text:span></text:p>
      <text:p text:style-name="P14">Team of Jean-Marc Deragon. UMR 5096 CNRS/UPV/IRD, 52 Ave. Paul Alduy 66860 Perpignan Cedex, France.</text:p>
      <text:list xml:id="list113739546157534" text:continue-list="list4036928997683806606" text:style-name="L1">
        <text:list-item text:start-value="1">
          <text:p text:style-name="P28">Bioinformatic analysis of transposons inserted near <text:span text:style-name="T30">Arabidopsis</text:span> genes.</text:p>
        </text:list-item>
        <text:list-item>
          <text:p text:style-name="P28">Molecular analysis of SINE-generated alternate splicing.</text:p>
        </text:list-item>
      </text:list>
      <text:p text:style-name="P3">(2004-2006) <text:tab/><text:span text:style-name="T8">Post-doc, INRA</text:span></text:p>
      <text:p text:style-name="P14">Virology,<text:span text:style-name="T8"> </text:span>team of Dr. Olivier LeGall. UMR Génomique et Développement du Pouvoir Pathogène, INRA-Bordeaux F-33883, Villenave d’Ornon, France. </text:p>
      <text:list xml:id="list1338316255903244396" text:style-name="L2">
        <text:list-item>
          <text:p text:style-name="P30">Map-based cloning of a gene for <text:span text:style-name="T27">potyviruses </text:span>resistance.</text:p>
        </text:list-item>
        <text:list-item>
          <text:p text:style-name="P30">Genetic diversity of a potyvirus resistance gene in <text:span text:style-name="T13">Arabidopsis thaliana</text:span>.</text:p>
        </text:list-item>
      </text:list>
      <text:p text:style-name="P3">(2002-2004)<text:tab/><text:span text:style-name="T8">Post-doc, INRA</text:span></text:p>
      <text:p text:style-name="P14">Institut Jean-Pierre Bourgin,<text:span text:style-name="T8"> </text:span>team of Dr. Marie-Angèle Grandbastien. INRA-Centre de Versailles F-78026, Versailles, France. </text:p>
      <text:list xml:id="list1765468091628102140" text:style-name="L3">
        <text:list-item>
          <text:p text:style-name="P31">Regulation of Tnt1 retrotransposon mobility in tobacco using SSAP.</text:p>
        </text:list-item>
        <text:list-item>
          <text:p text:style-name="P31">Impact of transposons on the organisation and evolution of the host genome.</text:p>
        </text:list-item>
      </text:list>
      <text:p text:style-name="P3">(1997-2002) <text:tab/><text:span text:style-name="T8">Ph.D. candidate, McGill University</text:span></text:p>
      <text:p text:style-name="P14">Laboratory of Dr. Thomas Bureau.<text:span text:style-name="T8"> </text:span></text:p>
      <text:p text:style-name="P14">Department of Biology, McGill University, Montreal, Canada. </text:p>
      <text:list xml:id="list5519854435860549000" text:style-name="L4">
        <text:list-item>
          <text:p text:style-name="P32"><text:soft-page-break/>Computer-assisted database identification of transposons.</text:p>
        </text:list-item>
        <text:list-item>
          <text:p text:style-name="P32">Characterizing factors regulating transposon mobility in <text:span text:style-name="T13">Arabidopsis thaliana </text:span>and in <text:span text:style-name="T13">Caenorhabditis elegans</text:span> using Transposon Display.</text:p>
        </text:list-item>
      </text:list>
      <text:p text:style-name="P3">(winter 2001)<text:tab/><text:span text:style-name="T8">Teaching Assistant</text:span> Cell and Molecular Biology (Bio177-112B)</text:p>
      <text:p text:style-name="P14">Department of Biology, <text:s/>McGill University, Montreal, Canada.</text:p>
      <text:list xml:id="list3678308284328074146" text:style-name="L5">
        <text:list-item>
          <text:p text:style-name="P33">Undergraduate level course. Explained and demonstrated laboratory techniques, wrote questions, graded reports and quizzes.</text:p>
        </text:list-item>
      </text:list>
      <text:p text:style-name="P3">(1994-1996)<text:tab/><text:span text:style-name="T8">M.Sc. Student, Université de Montréal</text:span></text:p>
      <text:p text:style-name="P14">Laboratory of Dr. David Morse.<text:span text:style-name="T8"> </text:span></text:p>
      <text:p text:style-name="P14">Institut de Recherche en Biologie Végétale, Université de Montréal, Canada.</text:p>
      <text:list xml:id="list113739550164286" text:continue-list="list3678308284328074146" text:style-name="L5">
        <text:list-item text:start-value="1">
          <text:p text:style-name="P33">Characterization and circadian regulation of the photosynthetic gene PCP in the dinoflagellate <text:span text:style-name="T13">Gonyaulax polyedra</text:span>. </text:p>
        </text:list-item>
        <text:list-item>
          <text:p text:style-name="P33">Development of a biolistic protocol for transforming of <text:span text:style-name="T13">G. polyedra</text:span>.</text:p>
        </text:list-item>
      </text:list>
      <text:p text:style-name="P3">(summer 1994) <text:span text:style-name="T8">Undergraduate Project, NRC-BRI</text:span></text:p>
      <text:p text:style-name="P14">Laboratory of Dr. Maureen O'Connor-M<text:span text:style-name="T7">c</text:span>Court.<text:span text:style-name="T8"> </text:span>Biotechnology Research Institute - National Research Council, Montreal, Canada.</text:p>
      <text:list xml:id="list54818253231504234" text:style-name="L6">
        <text:list-item>
          <text:p text:style-name="P34">Cloning of TGF-<text:span text:style-name="T17">β</text:span> type II receptor for GST purification.</text:p>
        </text:list-item>
      </text:list>
      <text:p text:style-name="P3">(1992-1994)<text:tab/><text:span text:style-name="T8">Private French and English tutor. </text:span>(high-school level).</text:p>
      <text:p text:style-name="P3"/>
      <text:p text:style-name="P15">Academic Formation</text:p>
      <text:p text:style-name="P3">1997-2002<text:tab/><text:span text:style-name="T8">Ph.D. Biology</text:span> McGill University, Montreal, Canada. <text:span text:style-name="T8">Dean’s Honour List</text:span>.</text:p>
      <text:p text:style-name="P3">August 1999<text:tab/>Canadian Bioinformatics Workshop. University of Calgary, Calgary, Canada.</text:p>
      <text:p text:style-name="P3">1994-1996<text:tab/><text:span text:style-name="T8">M.Sc. Molecular Biology</text:span> Université de Montréal, Canada.</text:p>
      <text:p text:style-name="P3">1991-1994<text:tab/><text:span text:style-name="T8">B.Sc. Biology</text:span> Université de Montréal, Canada.</text:p>
      <text:p text:style-name="P3">1989-1991<text:tab/><text:span text:style-name="T8">DEC Health Sciences</text:span> Collège Jean-de-Brébeuf, Montreal, Canada.</text:p>
      <text:p text:style-name="P3">1984-1989<text:tab/><text:span text:style-name="T8">High School Diploma</text:span> Collège Jean-de-Brébeuf, Montreal, Canada.</text:p>
      <text:p text:style-name="P3"/>
      <text:p text:style-name="P15">Scholarships and Awards Received</text:p>
      <text:p text:style-name="P3">2004-2006<text:tab/>Bourse Post-doc Haigneré (<text:span text:style-name="T42">INRA, </text:span>Institut National de la Recherche Agronomique)</text:p>
      <text:p text:style-name="P3">2002-2004<text:tab/>NATEQ Fellowship (Fonds Nature et Technologies du Québec)</text:p>
      <text:p text:style-name="P3">2000-2001<text:tab/>David Stewart <text:s/>McGill Major Fellowship</text:p>
      <text:p text:style-name="P3">2000<text:tab/><text:tab/>McGill Alma Mater Student Travel Grant</text:p>
      <text:p text:style-name="P3">1998-2000<text:tab/>Clifford C.F. Wong McGill Major Fellowship</text:p>
      <text:p text:style-name="P3">1999<text:tab/><text:tab/>Merck Genome Research Institute Bursary </text:p>
      <text:p text:style-name="P3">1999<text:tab/><text:tab/>Graduate Training Committee Travel Grant (McGill University)</text:p>
      <text:p text:style-name="P3">1995<text:tab/><text:tab/>Bourse de l'Institut de Recherche en Biologie Végétale <text:s/>(U. de Montréal)</text:p>
      <text:p text:style-name="P3">1991-1992<text:tab/>Canada Scholarship</text:p>
      <text:p text:style-name="P3"/>
      <text:p text:style-name="P15">Achievements and Honours</text:p>
      <text:p text:style-name="P3">- Dean’s Honour List at McGill University.</text:p>
      <text:p text:style-name="P3">- First prize in high school literary contest, <text:span text:style-name="T13">Lis-tes-ratures</text:span>, illustrated story category.</text:p>
      <text:p text:style-name="P3">- <text:span text:style-name="T43">Black belt</text:span> in Aikido and blue belt in Traditional Vietnamese Martial Arts (<text:span text:style-name="T13">Sa Long Cuong</text:span>).</text:p>
      <text:p text:style-name="P3"/>
      <text:p text:style-name="P15">Other Activities and Interests</text:p>
      <text:p text:style-name="P3">- Author of <text:span text:style-name="T14">wetbench</text:span> (http://wetbench.blogspot.com)</text:p>
      <text:p text:style-name="P3">- Supervised undergraduate research projects.</text:p>
      <text:p text:style-name="P8">- Urban cyclist associations Vélo-Cite 63 (velocite63.net) and Vélo-en-Têt (veloentet.free.fr).</text:p>
      <text:p text:style-name="P11"><text:span text:style-name="T27">- </text:span><text:span text:style-name="T31">C</text:span><text:span text:style-name="T27">ycling, hiking, snowboarding, </text:span><text:span text:style-name="T31">martial arts, </text:span><text:span text:style-name="T27">drawing, comic </text:span>books<text:span text:style-name="T27">, and playing the guitar.</text:span></text:p>
      <text:p text:style-name="P27"><text:soft-page-break/>- Designs and illustrations for posters, T-shirts, newspapers, newsletters and web pages.</text:p>
      <text:p text:style-name="P27">- <text:span text:style-name="T45">Amateur photographer, Instagram, Flickr (follow </text:span><text:span text:style-name="T15">qhienle</text:span><text:span text:style-name="T45">)</text:span></text:p>
      <text:p text:style-name="P27">- Non-Permanent Representative at the Unit Council (INRA de Versailles).</text:p>
      <text:p text:style-name="P3">- Ex-Boy Scout and Social work for the<text:span text:style-name="T13"> </text:span>Vietnamese community of Montreal.</text:p>
      <text:p text:style-name="P10"><text:span text:style-name="T33">- Parenting</text:span><text:span text:style-name="T32">.</text:span></text:p>
      <text:p text:style-name="P3"/>
      <text:section text:style-name="Sect2" text:name="References">
        <text:p text:style-name="P26">References</text:p>
        <text:p text:style-name="P4"/>
        <text:p text:style-name="P5">Pr. Jean-Marc Deragon</text:p>
        <text:p text:style-name="P6">LGDP, CNRS-Université de Perpignan</text:p>
        <text:p text:style-name="P6"><text:span text:style-name="T28">52 ave. Paul Alduy 66860 Perpignan Cedex, </text:span>France</text:p>
        <text:p text:style-name="P6">Tel.: +33 473 407 752</text:p>
        <text:p text:style-name="P6">jean-marc.deragon@univ-perp.fr</text:p>
        <text:p text:style-name="P5">Dr. Marie-Angèle Grandbastien</text:p>
        <text:p text:style-name="P6">IJPB, INRA Centre de Versailles</text:p>
        <text:p text:style-name="P6">78026 Versailles, France. </text:p>
        <text:p text:style-name="P6">Tel.: +33 130 833 024</text:p>
        <text:p text:style-name="P4">marie-angele.grandbastien@versailles.inra.fr</text:p>
        <text:p text:style-name="P6"><text:span text:style-name="T29">Pr. </text:span><text:span text:style-name="T9">Olivier Panaud</text:span></text:p>
        <text:p text:style-name="P6">LGDP, CNRS-Université de Perpignan</text:p>
        <text:p text:style-name="P6">52 ave. Paul Alduy 66860 Perpignan Cedex, France</text:p>
        <text:p text:style-name="P6">Tel.: +33 473 407 752</text:p>
        <text:p text:style-name="P6">panaud@univ-perp.fr</text:p>
        <text:p text:style-name="P6"/>
        <text:p text:style-name="P16">List of Publications</text:p>
        <text:p text:style-name="P7"/>
        <text:p text:style-name="P24">Peer-reviewed (published and submitted)</text:p>
        <text:p text:style-name="P20"><text:span text:style-name="T20">Le, Q.H.</text:span><text:span text:style-name="T19">, Melayah, D., Bonnivard E., Petit M. and Grandbastien M.-A. (2007). Distribution dynamics of the Tnt1 retrotransposon in tobacco. </text:span><text:span text:style-name="T21">Mol. Genet. Genomics</text:span><text:span text:style-name="T25"> </text:span><text:span text:style-name="T26">278,</text:span><text:span text:style-name="T25"> 639-651</text:span><text:span text:style-name="T21">.</text:span></text:p>
        <text:p text:style-name="P20">Mackenzie, J.L., Saade, F.E., <text:span text:style-name="T8">Le, Q.H.</text:span>, Bureau, T.E., Schoen, D.J. (2005) Genomic Mutation in Lines of Arabidopsis thaliana Exposed to Ultraviolet-B Radiation. <text:span text:style-name="T13">Genetics</text:span> <text:span text:style-name="T8">171,</text:span> 715-723.</text:p>
        <text:p text:style-name="P20">Grandbastien M.-A., Audéon C., Bonnivard E., Casacuberta J.M., Chalhoub B., Costa A.-P.P., <text:span text:style-name="T8">Le Q.H.</text:span>, Melayah D., Petit M., Poncet C., Tam S.-M., Van Sluys M.-A. and Mhiri C. (2005). Stress activation and genomic impact of Tnt1 retrotransposons in Solanaceae. <text:span text:style-name="T13">Cytogenet. Genome Res.</text:span> <text:span text:style-name="T8">110,</text:span> 229-241.</text:p>
        <text:p text:style-name="P20"><text:span text:style-name="T8">Le, Q.H.</text:span> and Bureau, T. (2004) Prediction and quality assessment of Transposon Insertion Display data. <text:span text:style-name="T13">BioTechniques </text:span><text:span text:style-name="T8">36,</text:span> 222-228.</text:p>
        <text:p text:style-name="P20"><text:span text:style-name="T8">Le, Q.H.</text:span>, Witte, C.-P., Bureau, T. and Kumar, A. (2001) Terminal-repeat retrotransposons in miniature (TRIM) are involved in restructuring plant genomes. <text:span text:style-name="T13">Proc. Natl. Acad. Sci. USA </text:span><text:span text:style-name="T8">98,</text:span> 13778-13783.</text:p>
        <text:p text:style-name="P20"><text:span text:style-name="T8">Le, Q.H.</text:span>, Turcotte, K. and Bureau, T. (2001) Tc8, a <text:span text:style-name="T13">Tourist</text:span>-like transposon in <text:span text:style-name="T13">Caenorhabditis elegans</text:span>. <text:span text:style-name="T13">Genetics</text:span> <text:span text:style-name="T8">158,</text:span> 1081-1088.</text:p>
        <text:p text:style-name="P23">Wright, S.I., <text:span text:style-name="T8">Le, Q.H.</text:span>, Schoen, D.J. and Bureau, T. (2001) <text:s/>Population dynamics of an <text:span text:style-name="T13">Ac</text:span>-like transposable element in self- and cross-pollinating Arabidopsis. <text:span text:style-name="T13">Genetics</text:span> <text:span text:style-name="T8">158,</text:span> 1279-1288.</text:p>
        <text:p text:style-name="P23"><text:span text:style-name="T8">Le, Q.H.</text:span>, Jovine, R., Markovic, P. and Morse, D. (2001) <text:s/>Peridinin-chlorophyll <text:span text:style-name="T13">a</text:span>-protein is not implicated in the photosynthesis rhythm of the dinoflagellate <text:span text:style-name="T13">Gonyaulax polyedra</text:span> despite circadian regulation of its translation. <text:span text:style-name="T13">Biol. Rhythm Res.</text:span> <text:span text:style-name="T8">32,</text:span> 579-594.</text:p>
        <text:p text:style-name="P20">The Arabidopsis Genome Initiative (2000) <text:s/>Analysis of the genome sequence of the flowering plant <text:span text:style-name="T13">Arabidopsis thaliana</text:span>. <text:span text:style-name="T13">Nature </text:span><text:span text:style-name="T8">408,</text:span> 796-815.</text:p>
        <text:p text:style-name="P20"><text:span text:style-name="T8">Le, Q.H.</text:span>, Wright, S., Yu, Z. and Bureau, T. (2000) <text:s/>Transposon diversity in <text:span text:style-name="T13">Arabidopsis thaliana</text:span>. <text:span text:style-name="T13">Proc. Natl. Acad. Sci. USA</text:span> <text:span text:style-name="T8">97,</text:span> 7376-7381.</text:p>
        <text:p text:style-name="P20"><text:span text:style-name="T22">Le, Q. H.</text:span><text:span text:style-name="T21">, Hastings, J.W. and Morse, D. (1997) <text:s/>Structure and organization of the peridinin-chlorophyll a-binding protein gene in Gonyaulax polyedra. Mol. Gen. Genet. </text:span><text:span text:style-name="T22">255,</text:span><text:span text:style-name="T21"> 595-604.</text:span></text:p>
        <text:p text:style-name="P25"/>
        <text:p text:style-name="P24">Seminars and poster presentations</text:p>
        <text:p text:style-name="P19"><text:span text:style-name="T9">Le, Q.H.,</text:span> Pélissier, T. and Deragon, J.-M. Transposable Element-Gene Associations in <text:span text:style-name="T14">Arabidopsis thaliana</text:span>. Poster presentation at the International Congress on Transposable Elements. Saint-Malo, France. April, 2008.</text:p>
        <text:p text:style-name="P19">Decroocq, V., Lansac, M., <text:span text:style-name="T9">Le, Q.H.</text:span>, Sicard, O., Candresse, T., Le Gall, O. and Revers, F. <text:span text:style-name="T23">Arabidopsis thaliana</text:span><text:span text:style-name="T24">; A naïve Species To Study Plant/Virus Interactions. </text:span><text:span text:style-name="T14">17th International Conference on Arabidopsis Research</text:span>. Madison, WI. July 2006.</text:p>
        <text:p text:style-name="P21"><text:span text:style-name="T8">Le, Q.H., </text:span><text:span text:style-name="T18">Melayah, D., Bonnivard, E. and Grandbastien, M.-A. </text:span>Distribution of the Tnt1 retrotransposon in tobacco. <text:span text:style-name="T18">Poster presentation at the 7</text:span><text:span text:style-name="T16">th International Congress of Plant Molecular Biology</text:span><text:span text:style-name="T18">. Barcelona, Spain. July 2003.</text:span></text:p>
        <text:p text:style-name="P22"><text:span text:style-name="T8">Le, Q.H.</text:span> Transposon in <text:span text:style-name="T13">Arabidopsis</text:span>: Mining and regulation of activity. Oral presentation at the <text:span text:style-name="T13">Molecular Genetics and Developmental Seminars</text:span>, Department of Biology, McGill University, November 2001.</text:p>
        <text:p text:style-name="P20"><text:span text:style-name="T20">Le, Q.H.</text:span><text:span text:style-name="T19">, Wright, S., Yu, Z. and Bureau, T. Transposon mining in </text:span><text:span text:style-name="T21">Arabidopsis thaliana</text:span><text:span text:style-name="T19">. Poster presentation at the </text:span><text:span text:style-name="T21">6th International Congress of Plant Molecular Biology</text:span><text:span text:style-name="T19">. Quebec city, Quebec. June 2000.</text:span></text:p>
        <text:p text:style-name="P20"><text:span text:style-name="T20">Le, Q.H.</text:span><text:span text:style-name="T19"> Transposon mining in </text:span><text:span text:style-name="T21">Arabidopsis</text:span><text:span text:style-name="T19">. Oral presentation at the </text:span><text:span text:style-name="T21">Molecular Genetics Work in Progress</text:span><text:span text:style-name="T19">, Department of Biology, McGill University, December 1999.</text:span></text:p>
        <text:p text:style-name="P20"><text:span text:style-name="T20">Le, Q.H.</text:span><text:span text:style-name="T19">, Markovic, P., Jovine, R.V.M., Hastings, J.W. and Morse, D. Contrôle circadien de la synthèse de la Peridinin Chlorophyll-</text:span><text:span text:style-name="T21">a</text:span><text:span text:style-name="T19"> binding Protein (PCP) dans l'algue unicellulaire </text:span><text:span text:style-name="T21">Gonyaulax polyedra</text:span><text:span text:style-name="T19">. Poster presentation at the </text:span><text:span text:style-name="T21">IIe Journée Scientifique du Programme de Biologie Moléculaire</text:span><text:span text:style-name="T19">, Montreal, Quebec. May 1996.</text:span></text:p>
        <text:p text:style-name="P20"><text:span text:style-name="T20">Le, Q.H.</text:span><text:span text:style-name="T19">, Markovic, P., Jovine, R.V.M. and Morse, D. Translational control of peridinin-chlorophyll </text:span><text:span text:style-name="T21">a</text:span><text:span text:style-name="T19">-protein (PCP) in </text:span><text:span text:style-name="T21">Gonyaulax polyedra</text:span><text:span text:style-name="T19">. Poster presentation at the </text:span><text:span text:style-name="T21">American Physiological Society</text:span><text:span text:style-name="T19"> meeting </text:span><text:span text:style-name="T21">Understanding the biological clock</text:span><text:span text:style-name="T19">, Dartmouth, New Hampshire. July 1995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none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style-name="Regular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0.25cm" fo:margin-right="0cm" fo:text-align="justify" style:justify-single-word="false" fo:text-indent="-0.25cm" style:auto-text-indent="false">
        <style:tab-stops>
          <style:tab-stop style:position="0cm"/>
        </style:tab-stops>
      </style:paragraph-properties>
      <style:text-properties style:font-name="Times" fo:font-family="Time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6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" fo:font-family="Times" style:font-pitch="variable"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Bullet" style:display-name="List Bullet" style:family="paragraph" style:parent-style-name="Standard" style:list-style-name="WW8Num1">
      <style:paragraph-properties fo:margin-left="0cm" fo:margin-right="0cm" fo:text-indent="0cm" style:auto-text-indent="false"/>
    </style:style>
    <style:style style:name="CV_20_Heading_20_1" style:display-name="CV Heading 1" style:family="paragraph" style:parent-style-name="Standard" style:next-style-name="CV_20_Default" style:class="text" style:master-page-name="">
      <style:paragraph-properties fo:text-align="justify" style:justify-single-word="false" style:page-number="auto" fo:background-color="transparent" fo:padding="0cm" fo:border-left="none" fo:border-right="none" fo:border-top="none" fo:border-bottom="0.51pt solid #5c8526" style:shadow="none" style:join-border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753cm"/>
          <style:tab-stop style:position="11.43cm"/>
          <style:tab-stop style:position="12.7cm"/>
          <style:tab-stop style:position="13.97cm"/>
          <style:tab-stop style:position="15.24cm"/>
        </style:tab-stops>
        <style:drop-cap/>
        <style:background-image/>
      </style:paragraph-properties>
      <style:text-properties fo:font-variant="small-caps" fo:color="#5c8526" style:text-position="-3% 100%" style:font-name="Times" fo:font-family="Times" style:font-pitch="variable" fo:font-size="14pt" fo:text-shadow="none" fo:font-weight="bold" style:font-relief="none"/>
    </style:style>
    <style:style style:name="CV_20_Default" style:display-name="CV Default" style:family="paragraph" style:parent-style-name="Standard" style:class="text"/>
    <style:style style:name="CV_20_Indented" style:display-name="CV Indented" style:family="paragraph" style:parent-style-name="CV_20_Default" style:class="text">
      <style:paragraph-properties fo:margin-left="2.54cm" fo:margin-right="0cm" fo:text-indent="0cm" style:auto-text-indent="false"/>
    </style:style>
    <style:style style:name="CV_20_Title" style:display-name="CV Title" style:family="paragraph" style:parent-style-name="CV_20_Default" style:next-style-name="CV_20_Default" style:class="text" style:master-page-name="">
      <style:paragraph-properties fo:text-align="center" style:justify-single-word="false" style:page-number="auto" fo:background-color="#94bd5e" style:shadow="none">
        <style:background-image/>
      </style:paragraph-properties>
      <style:text-properties fo:color="#ffffff" style:font-name="Arial1" fo:font-family="Arial" style:font-style-name="Regular" style:font-family-generic="swiss" style:font-pitch="variable" fo:font-size="11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fo:font-family="Symbol" style:font-pitch="variable" style:font-charset="x-symbol"/>
    </style:style>
    <style:style style:name="WW8Num3z0" style:family="text">
      <style:text-properties style:font-name="Times" fo:font-family="Times" style:font-pitch="variable" style:font-name-asian="Times New Roman" style:font-family-asian="'Times New Roman'" style:font-family-generic-asian="roman" style:font-pitch-asian="variable"/>
    </style:style>
    <style:style style:name="WW8Num3z1" style:family="text">
      <style:text-properties style:font-name="Courier New" fo:font-family="'Courier New'" style:font-pitch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pitch="variable" style:font-charset="x-symbol"/>
    </style:style>
    <style:style style:name="WW8Num4z0" style:family="text">
      <style:text-properties style:font-name="Symbol" fo:font-family="Symbol" style:font-pitch="variable" style:font-charset="x-symbol"/>
    </style:style>
    <style:style style:name="WW8Num4z1" style:family="text">
      <style:text-properties style:font-name="Courier New" fo:font-family="'Courier New'" style:font-pitch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pitch="variable" style:font-charset="x-symbol"/>
    </style:style>
    <style:style style:name="WW8Num5z1" style:family="text">
      <style:text-properties style:font-name="Courier New" fo:font-family="'Courier New'" style:font-pitch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pitch="variable" style:font-charset="x-symbol"/>
    </style:style>
    <style:style style:name="WW8Num7z1" style:family="text">
      <style:text-properties style:font-name="Courier New" fo:font-family="'Courier New'" style:font-pitch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pitch="variable" style:font-charset="x-symbol"/>
    </style:style>
    <style:style style:name="WW8Num8z1" style:family="text">
      <style:text-properties style:font-name="Courier New" fo:font-family="'Courier New'" style:font-pitch="variable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pitch="variable" style:font-charset="x-symbol"/>
    </style:style>
    <style:style style:name="WW8Num9z1" style:family="text">
      <style:text-properties style:font-name="Courier New" fo:font-family="'Courier New'" style:font-pitch="variable"/>
    </style:style>
    <style:style style:name="WW8Num9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016cm"/>
      </text:outline-level-style>
      <text:outline-level-style text:level="2" style:num-suffix="." style:num-format="1" text:display-levels="2">
        <style:list-level-properties text:space-before="1.016cm" text:min-label-width="1.27cm"/>
      </text:outline-level-style>
      <text:outline-level-style text:level="3" style:num-suffix="." style:num-format="1" text:display-levels="3">
        <style:list-level-properties text:space-before="2.286cm" text:min-label-width="1.27cm"/>
      </text:outline-level-style>
      <text:outline-level-style text:level="4" style:num-suffix="." style:num-format="1" text:display-levels="4">
        <style:list-level-properties text:space-before="3.556cm" text:min-label-width="1.27cm"/>
      </text:outline-level-style>
      <text:outline-level-style text:level="5" style:num-suffix="." style:num-format="1" text:display-levels="5">
        <style:list-level-properties text:space-before="4.826cm" text:min-label-width="1.27cm"/>
      </text:outline-level-style>
      <text:outline-level-style text:level="6" style:num-suffix="." style:num-format="1" text:display-levels="6">
        <style:list-level-properties text:space-before="6.096cm" text:min-label-width="1.27cm"/>
      </text:outline-level-style>
      <text:outline-level-style text:level="7" style:num-suffix="." style:num-format="1" text:display-levels="7">
        <style:list-level-properties text:space-before="7.366cm" text:min-label-width="1.27cm"/>
      </text:outline-level-style>
      <text:outline-level-style text:level="8" style:num-suffix="." style:num-format="1" text:display-levels="8">
        <style:list-level-properties text:space-before="8.636cm" text:min-label-width="1.27cm"/>
      </text:outline-level-style>
      <text:outline-level-style text:level="9" style:num-suffix="." style:num-format="1" text:display-levels="9">
        <style:list-level-properties text:space-before="9.906cm" text:min-label-width="1.27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1.016cm"/>
      </text:list-level-style-number>
      <text:list-level-style-number text:level="2" style:num-suffix="." style:num-format="1" text:display-levels="2">
        <style:list-level-properties text:space-before="1.016cm" text:min-label-width="1.27cm"/>
      </text:list-level-style-number>
      <text:list-level-style-number text:level="3" style:num-suffix="." style:num-format="1" text:display-levels="3">
        <style:list-level-properties text:space-before="2.286cm" text:min-label-width="1.27cm"/>
      </text:list-level-style-number>
      <text:list-level-style-number text:level="4" style:num-suffix="." style:num-format="1" text:display-levels="4">
        <style:list-level-properties text:space-before="3.556cm" text:min-label-width="1.27cm"/>
      </text:list-level-style-number>
      <text:list-level-style-number text:level="5" style:num-suffix="." style:num-format="1" text:display-levels="5">
        <style:list-level-properties text:space-before="4.826cm" text:min-label-width="1.27cm"/>
      </text:list-level-style-number>
      <text:list-level-style-number text:level="6" style:num-suffix="." style:num-format="1" text:display-levels="6">
        <style:list-level-properties text:space-before="6.096cm" text:min-label-width="1.27cm"/>
      </text:list-level-style-number>
      <text:list-level-style-number text:level="7" style:num-suffix="." style:num-format="1" text:display-levels="7">
        <style:list-level-properties text:space-before="7.366cm" text:min-label-width="1.27cm"/>
      </text:list-level-style-number>
      <text:list-level-style-number text:level="8" style:num-suffix="." style:num-format="1" text:display-levels="8">
        <style:list-level-properties text:space-before="8.636cm" text:min-label-width="1.27cm"/>
      </text:list-level-style-number>
      <text:list-level-style-number text:level="9" style:num-suffix="." style:num-format="1" text:display-levels="9">
        <style:list-level-properties text:space-before="9.90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635cm" text:min-label-width="0.635cm"/>
        <style:text-properties fo:font-family="Times" style:font-family-generic="roman" style:font-pitch="variable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4.445cm" text:min-label-width="0.635cm"/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8.255cm" text:min-label-width="0.635cm"/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2.065cm" text:min-label-width="0.635cm"/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4.445cm" text:min-label-width="0.635cm"/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8.255cm" text:min-label-width="0.635cm"/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2.065cm" text:min-label-width="0.635cm"/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format="1" text:start-value="1991">
        <style:list-level-properties text:min-label-width="2.505cm"/>
      </text:list-level-style-number>
      <text:list-level-style-number text:level="2" style:num-format="1" text:start-value="1992" text:display-levels="2">
        <style:list-level-properties text:min-label-width="2.505cm"/>
      </text:list-level-style-number>
      <text:list-level-style-number text:level="3" style:num-format="1" text:display-levels="3">
        <style:list-level-properties text:min-label-width="2.505cm"/>
      </text:list-level-style-number>
      <text:list-level-style-number text:level="4" style:num-format="1" text:display-levels="4">
        <style:list-level-properties text:min-label-width="2.505cm"/>
      </text:list-level-style-number>
      <text:list-level-style-number text:level="5" style:num-format="1" text:display-levels="5">
        <style:list-level-properties text:min-label-width="2.505cm"/>
      </text:list-level-style-number>
      <text:list-level-style-number text:level="6" style:num-format="1" text:display-levels="6">
        <style:list-level-properties text:min-label-width="2.5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4.445cm" text:min-label-width="0.635cm"/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8.255cm" text:min-label-width="0.635cm"/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2.065cm" text:min-label-width="0.635cm"/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4.445cm" text:min-label-width="0.635cm"/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8.255cm" text:min-label-width="0.635cm"/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2.065cm" text:min-label-width="0.635cm"/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4.445cm" text:min-label-width="0.635cm"/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8.255cm" text:min-label-width="0.635cm"/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12.065cm" text:min-label-width="0.635cm"/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style style:name="MP2" style:family="paragraph" style:parent-style-name="Footer">
      <style:paragraph-properties fo:text-align="center" style:justify-single-word="false"/>
      <style:text-properties fo:color="#808080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Quang Hien LE | +33 6 11 74 59 12 | hien@wetbench.eu | www.wetbench.eu/c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Partie II</dc:title>
    <meta:initial-creator>Thomas Bureau</meta:initial-creator>
    <meta:creation-date>2001-12-05T23:28:00</meta:creation-date>
    <dc:date>2014-03-03T11:37:39.436000000</dc:date>
    <meta:print-date>2006-01-11T01:56:00</meta:print-date>
    <dc:language>en</dc:language>
    <meta:editing-cycles>894</meta:editing-cycles>
    <meta:editing-duration>PT18H5S</meta:editing-duration>
    <meta:document-statistic meta:table-count="0" meta:image-count="0" meta:object-count="0" meta:page-count="4" meta:paragraph-count="118" meta:word-count="1329" meta:character-count="9955" meta:non-whitespace-character-count="8732"/>
    <meta:user-defined meta:name="Info 1"/>
    <meta:user-defined meta:name="Info 2"/>
    <meta:user-defined meta:name="Info 3"/>
    <meta:user-defined meta:name="Info 4"/>
  </office:meta>
</office:document-meta>
</file>